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4.529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5cm" svg:x="6.529cm" svg:y="0.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0.5cm" svg:x="4.529cm" svg:y="0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5cm" svg:x="5.529cm" svg:y="0.5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29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5cm" svg:x="5.529cm" svg:y="2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29cm" svg:y="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5cm" svg:x="5.529cm" svg:y="1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cm" svg:height="0.05cm" svg:x="6.25cm" svg:y="1.5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2" draw:layer="layout" svg:width="0.05cm" svg:height="0.05cm" svg:x="6.251cm" svg:y="1.71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2" draw:layer="layout" svg:width="0.05cm" svg:height="0.05cm" svg:x="6.25cm" svg:y="1.8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1" draw:layer="layout" svg:width="1.5cm" svg:height="0.5cm" svg:x="6.529cm" svg:y="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5cm" svg:x="6.529cm" svg:y="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5cm" fo:page-height="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3T23:44:18</dc:date>
    <meta:editing-cycles>17</meta:editing-cycles>
    <meta:editing-duration>PT1H27M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